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64b" officeooo:paragraph-rsid="001496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rst fi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5T16:24:05.922652877</meta:creation-date>
    <dc:date>2020-12-25T16:24:28.742575615</dc:date>
    <meta:editing-duration>PT23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1" meta:paragraph-count="1" meta:word-count="2" meta:character-count="10" meta:non-whitespace-character-count="9"/>
  </office:meta>
</office:document-meta>
</file>